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56d075">
      <style:text-properties/>
    </style:style>
    <style:style style:family="paragraph" style:list-style-name="L1" style:name="aad0114" style:parent-style-name="ListParagraph">
      <style:paragraph-properties/>
      <style:text-properties fo:background-color="#92D050" fo:color="#FF0000"/>
    </style:style>
    <style:style style:family="paragraph" style:list-style-name="L1" style:name="ada6c5e" style:parent-style-name="ListParagraph">
      <style:paragraph-properties/>
      <style:text-properties fo:background-color="#92D050" fo:color="#FF0000"/>
    </style:style>
    <style:style style:family="paragraph" style:list-style-name="L1" style:name="ae5651b" style:parent-style-name="ListParagraph">
      <style:paragraph-properties/>
      <style:text-properties fo:background-color="#92D050" fo:color="#FF0000"/>
    </style:style>
    <style:style style:family="paragraph" style:list-style-name="L1" style:name="a8f805a" style:parent-style-name="ListParagraph">
      <style:paragraph-properties/>
      <style:text-properties fo:background-color="#92D050" fo:color="#FF0000"/>
    </style:style>
    <style:style style:family="paragraph" style:list-style-name="L1" style:name="a8273bb" style:parent-style-name="ListParagraph">
      <style:paragraph-properties/>
      <style:text-properties fo:background-color="#92D050" fo:color="#FF0000"/>
    </style:style>
    <style:style style:family="paragraph" style:list-style-name="L1" style:name="a94a677" style:parent-style-name="ListParagraph">
      <style:paragraph-properties/>
      <style:text-properties fo:background-color="#92D050" fo:color="#FF0000"/>
    </style:style>
    <style:style style:family="paragraph" style:list-style-name="L1" style:name="afb4725" style:parent-style-name="ListParagraph">
      <style:paragraph-properties/>
      <style:text-properties fo:background-color="#92D050" fo:color="#FF0000"/>
    </style:style>
    <style:style style:family="paragraph" style:list-style-name="L1" style:name="abfe1e5" style:parent-style-name="ListParagraph">
      <style:paragraph-properties/>
      <style:text-properties fo:background-color="#92D050" fo:color="#FF0000"/>
    </style:style>
    <style:style style:family="paragraph" style:list-style-name="L1" style:name="ac404fd" style:parent-style-name="ListParagraph">
      <style:paragraph-properties/>
      <style:text-properties fo:background-color="#92D050" fo:color="#FF0000"/>
    </style:style>
    <style:style style:family="paragraph" style:list-style-name="L1" style:name="a965388" style:parent-style-name="ListParagraph">
      <style:paragraph-properties/>
      <style:text-properties fo:background-color="#92D050" fo:color="#FF0000"/>
    </style:style>
    <style:style style:family="paragraph" style:list-style-name="L1" style:name="a1fafef" style:parent-style-name="ListParagraph">
      <style:paragraph-properties/>
      <style:text-properties fo:background-color="#92D050" fo:color="#FF0000"/>
    </style:style>
    <style:style style:family="paragraph" style:list-style-name="L1" style:name="afefcb8" style:parent-style-name="ListParagraph">
      <style:paragraph-properties/>
      <style:text-properties fo:background-color="#92D050" fo:color="#FF0000"/>
    </style:style>
    <style:style style:family="paragraph" style:list-style-name="L1" style:name="aa78d72" style:parent-style-name="ListParagraph">
      <style:paragraph-properties/>
      <style:text-properties fo:background-color="#92D050" fo:color="#FF0000"/>
    </style:style>
    <style:style style:family="paragraph" style:list-style-name="L1" style:name="a186075" style:parent-style-name="ListParagraph">
      <style:paragraph-properties/>
      <style:text-properties fo:background-color="#92D050" fo:color="#FF0000"/>
    </style:style>
    <style:style style:family="paragraph" style:list-style-name="L1" style:name="aeaac1e" style:parent-style-name="ListParagraph">
      <style:paragraph-properties/>
      <style:text-properties fo:background-color="#92D050" fo:color="#FF0000"/>
    </style:style>
    <style:style style:family="text" style:name="a02036f">
      <style:text-properties fo:background-color="#92D050" fo:color="#FF0000"/>
    </style:style>
    <style:style style:family="text" style:name="aabd336">
      <style:text-properties fo:background-color="#92D050" fo:color="#FF0000"/>
    </style:style>
    <style:style style:family="paragraph" style:list-style-name="L1" style:name="a1afcbc" style:parent-style-name="ListParagraph">
      <style:paragraph-properties/>
      <style:text-properties fo:background-color="#92D050" fo:color="#FF0000"/>
    </style:style>
    <style:style style:family="text" style:name="af632f2">
      <style:text-properties fo:background-color="#92D050" fo:color="#FF0000"/>
    </style:style>
    <style:style style:family="text" style:name="af9c58e">
      <style:text-properties fo:background-color="#92D050" fo:color="#FF0000"/>
    </style:style>
    <style:style style:family="paragraph" style:list-style-name="L1" style:name="a82e6b3" style:parent-style-name="ListParagraph">
      <style:paragraph-properties/>
      <style:text-properties fo:background-color="#92D050" fo:color="#FF0000"/>
    </style:style>
    <style:style style:family="text" style:name="a831ca0">
      <style:text-properties fo:background-color="#92D050" fo:color="#FF0000"/>
    </style:style>
    <style:style style:family="text" style:name="aebbde6">
      <style:text-properties fo:background-color="#92D050" fo:color="#FF0000"/>
    </style:style>
    <style:style style:family="paragraph" style:list-style-name="L1" style:name="aca3612" style:parent-style-name="ListParagraph">
      <style:paragraph-properties/>
      <style:text-properties fo:background-color="#92D050" fo:color="#FF0000"/>
    </style:style>
    <style:style style:family="text" style:name="a583dd6">
      <style:text-properties fo:background-color="#92D050" fo:color="#FF0000"/>
    </style:style>
    <style:style style:family="text" style:name="a58d682">
      <style:text-properties fo:background-color="#92D050" fo:color="#FF0000"/>
    </style:style>
    <style:style style:family="paragraph" style:list-style-name="L1" style:name="a7e53dc" style:parent-style-name="ListParagraph">
      <style:paragraph-properties/>
      <style:text-properties fo:background-color="#92D050" fo:color="#FF0000"/>
    </style:style>
    <style:style style:family="text" style:name="ab880a5">
      <style:text-properties fo:background-color="#92D050" fo:color="#FF0000"/>
    </style:style>
    <style:style style:family="text" style:name="a7d4faf">
      <style:text-properties fo:background-color="#92D050" fo:color="#FF0000"/>
    </style:style>
    <style:style style:family="paragraph" style:list-style-name="L1" style:name="a75c9c3" style:parent-style-name="ListParagraph">
      <style:paragraph-properties/>
      <style:text-properties fo:background-color="#92D050" fo:color="#FF0000"/>
    </style:style>
    <style:style style:family="text" style:name="ace90f6">
      <style:text-properties fo:background-color="#92D050" fo:color="#FF0000"/>
    </style:style>
    <style:style style:family="text" style:name="a4d1dda">
      <style:text-properties fo:background-color="#92D050" fo:color="#FF0000"/>
    </style:style>
    <style:style style:family="paragraph" style:list-style-name="L1" style:name="af1bea5" style:parent-style-name="ListParagraph">
      <style:paragraph-properties/>
      <style:text-properties fo:background-color="#92D050" fo:color="#FF0000"/>
    </style:style>
    <style:style style:family="text" style:name="a67cc1a">
      <style:text-properties fo:background-color="#92D050" fo:color="#FF0000"/>
    </style:style>
    <style:style style:family="text" style:name="aa0a13c">
      <style:text-properties fo:background-color="#92D050" fo:color="#FF0000"/>
    </style:style>
    <style:style style:family="paragraph" style:list-style-name="L1" style:name="a808afe" style:parent-style-name="ListParagraph">
      <style:paragraph-properties/>
      <style:text-properties fo:background-color="#92D050" fo:color="#FF0000"/>
    </style:style>
    <style:style style:family="text" style:name="a269422">
      <style:text-properties fo:background-color="#92D050" fo:color="#FF0000"/>
    </style:style>
    <style:style style:family="text" style:name="af00430">
      <style:text-properties fo:background-color="#92D050" fo:color="#FF0000"/>
    </style:style>
    <style:style style:family="paragraph" style:list-style-name="L1" style:name="a48f1a8" style:parent-style-name="ListParagraph">
      <style:paragraph-properties/>
      <style:text-properties fo:background-color="#92D050" fo:color="#FF0000"/>
    </style:style>
    <style:style style:family="text" style:name="adc7765">
      <style:text-properties fo:background-color="#92D050" fo:color="#FF0000"/>
    </style:style>
    <style:style style:family="text" style:name="a717075">
      <style:text-properties fo:background-color="#92D050" fo:color="#FF0000"/>
    </style:style>
    <style:style style:family="paragraph" style:list-style-name="L1" style:name="aacba93" style:parent-style-name="ListParagraph">
      <style:paragraph-properties/>
      <style:text-properties fo:background-color="#92D050" fo:color="#FF0000"/>
    </style:style>
    <style:style style:family="text" style:name="aee2816">
      <style:text-properties fo:background-color="#92D050" fo:color="#FF0000"/>
    </style:style>
    <style:style style:family="text" style:name="a89a2d6">
      <style:text-properties fo:background-color="#92D050" fo:color="#FF0000"/>
    </style:style>
    <style:style style:family="paragraph" style:list-style-name="L1" style:name="a7aa261" style:parent-style-name="ListParagraph">
      <style:paragraph-properties/>
      <style:text-properties fo:background-color="#92D050" fo:color="#FF0000"/>
    </style:style>
    <style:style style:family="text" style:name="a0feed3">
      <style:text-properties fo:background-color="#92D050" fo:color="#FF0000"/>
    </style:style>
    <style:style style:family="text" style:name="a2aa00b">
      <style:text-properties fo:background-color="#92D050" fo:color="#FF0000"/>
    </style:style>
    <style:style style:family="paragraph" style:list-style-name="L1" style:name="af60aee" style:parent-style-name="ListParagraph">
      <style:paragraph-properties/>
      <style:text-properties fo:background-color="#92D050" fo:color="#FF0000"/>
    </style:style>
    <style:style style:family="text" style:name="a7e5680">
      <style:text-properties fo:background-color="#92D050" fo:color="#FF0000"/>
    </style:style>
    <style:style style:family="text" style:name="ad2acc9">
      <style:text-properties fo:background-color="#92D050" fo:color="#FF0000"/>
    </style:style>
    <style:style style:family="paragraph" style:list-style-name="L1" style:name="a35d654" style:parent-style-name="ListParagraph">
      <style:paragraph-properties/>
      <style:text-properties fo:background-color="#92D050" fo:color="#FF0000"/>
    </style:style>
    <style:style style:family="text" style:name="a0586fa">
      <style:text-properties fo:background-color="#92D050" fo:color="#FF0000"/>
    </style:style>
    <style:style style:family="text" style:name="abb6e54">
      <style:text-properties fo:background-color="#92D050" fo:color="#FF0000"/>
    </style:style>
    <style:style style:family="paragraph" style:list-style-name="L1" style:name="a0e96e0" style:parent-style-name="ListParagraph">
      <style:paragraph-properties/>
      <style:text-properties fo:background-color="#92D050" fo:color="#FF0000"/>
    </style:style>
    <style:style style:family="text" style:name="aa75f49">
      <style:text-properties fo:background-color="#92D050" fo:color="#FF0000"/>
    </style:style>
    <style:style style:family="text" style:name="a8f8002">
      <style:text-properties fo:background-color="#92D050" fo:color="#FF0000"/>
    </style:style>
    <style:style style:family="paragraph" style:list-style-name="L1" style:name="a560400" style:parent-style-name="ListParagraph">
      <style:paragraph-properties/>
      <style:text-properties fo:background-color="#92D050" fo:color="#FF0000"/>
    </style:style>
    <style:style style:family="paragraph" style:list-style-name="L1" style:name="a353c66" style:parent-style-name="ListParagraph">
      <style:paragraph-properties/>
      <style:text-properties fo:background-color="#92D050" fo:color="#FF0000"/>
    </style:style>
    <style:style style:family="table-column" style:name="a9fcfde">
      <style:table-column-properties style:rel-column-width="499*"/>
    </style:style>
    <style:style style:family="table" style:name="ab61f78" style:parent-style-name="TableGrid">
      <style:table-properties style:width="16.51cm" table:align="left"/>
    </style:style>
    <style:style style:family="text" style:name="aa1ad3d">
      <style:text-properties fo:background-color="#92D050" fo:color="#FF0000"/>
    </style:style>
    <style:style style:family="text" style:name="ab7a723">
      <style:text-properties fo:background-color="#92D050" fo:color="#FF0000"/>
    </style:style>
    <style:style style:family="paragraph" style:name="a84953c" style:parent-style-name="Normal">
      <style:text-properties fo:background-color="#92D050" fo:color="#FF0000"/>
    </style:style>
    <style:style style:family="paragraph" style:name="a16abbd" style:parent-style-name="Normal">
      <style:text-properties fo:background-color="#92D050" fo:color="#FF0000"/>
    </style:style>
    <style:style style:family="paragraph" style:name="a67b107" style:parent-style-name="Normal">
      <style:text-properties fo:background-color="#92D050" fo:color="#FF0000"/>
    </style:style>
    <style:style style:family="text" style:name="aa2a52d">
      <style:text-properties fo:background-color="#92D050" fo:color="#FF0000"/>
    </style:style>
    <style:style style:family="text" style:name="a9d6d2b">
      <style:text-properties fo:background-color="#92D050" fo:color="#FF0000"/>
    </style:style>
    <style:style style:family="paragraph" style:list-style-name="L1" style:name="a7ac72f" style:parent-style-name="ListParagraph">
      <style:paragraph-properties/>
      <style:text-properties fo:background-color="#92D050" fo:color="#FF0000"/>
    </style:style>
    <style:style style:family="text" style:name="ab8c572">
      <style:text-properties fo:background-color="#92D050" fo:color="#FF0000"/>
    </style:style>
    <style:style style:family="text" style:name="a0926ad">
      <style:text-properties fo:background-color="#92D050" fo:color="#FF0000"/>
    </style:style>
    <style:style style:family="paragraph" style:list-style-name="L1" style:name="a84a2d9" style:parent-style-name="ListParagraph">
      <style:paragraph-properties/>
      <style:text-properties fo:background-color="#92D050" fo:color="#FF0000"/>
    </style:style>
    <style:style style:family="text" style:name="a42d8e1">
      <style:text-properties fo:background-color="#92D050" fo:color="#FF0000"/>
    </style:style>
    <style:style style:family="text" style:name="a27d969">
      <style:text-properties fo:background-color="#92D050" fo:color="#FF0000"/>
    </style:style>
    <style:style style:family="paragraph" style:list-style-name="L1" style:name="a193507" style:parent-style-name="ListParagraph">
      <style:paragraph-properties/>
      <style:text-properties fo:background-color="#92D050" fo:color="#FF0000"/>
    </style:style>
    <style:style style:family="text" style:name="ac9a565">
      <style:text-properties fo:background-color="#92D050" fo:color="#FF0000"/>
    </style:style>
    <style:style style:family="text" style:name="a5da97e">
      <style:text-properties fo:background-color="#92D050" fo:color="#FF0000"/>
    </style:style>
    <style:style style:family="paragraph" style:list-style-name="L1" style:name="a30fd2a" style:parent-style-name="ListParagraph">
      <style:paragraph-properties/>
      <style:text-properties fo:background-color="#92D050" fo:color="#FF0000"/>
    </style:style>
    <style:style style:family="text" style:name="a6dc23b">
      <style:text-properties fo:background-color="#92D050" fo:color="#FF0000"/>
    </style:style>
    <style:style style:family="text" style:name="aa4e0d2">
      <style:text-properties fo:background-color="#92D050" fo:color="#FF0000"/>
    </style:style>
    <style:style style:family="paragraph" style:list-style-name="L1" style:name="a5e1910" style:parent-style-name="ListParagraph">
      <style:paragraph-properties/>
      <style:text-properties fo:background-color="#92D050" fo:color="#FF0000"/>
    </style:style>
    <style:style style:family="text" style:name="a3cb37b">
      <style:text-properties fo:background-color="#92D050" fo:color="#FF0000"/>
    </style:style>
    <style:style style:family="text" style:name="ae9105f">
      <style:text-properties fo:background-color="#92D050" fo:color="#FF0000"/>
    </style:style>
    <style:style style:family="paragraph" style:list-style-name="L1" style:name="a6a12e3" style:parent-style-name="ListParagraph">
      <style:paragraph-properties/>
      <style:text-properties fo:background-color="#92D050" fo:color="#FF0000"/>
    </style:style>
    <style:style style:family="text" style:name="af6d877">
      <style:text-properties fo:background-color="#92D050" fo:color="#FF0000"/>
    </style:style>
    <style:style style:family="text" style:name="a46b15f">
      <style:text-properties fo:background-color="#92D050" fo:color="#FF0000"/>
    </style:style>
    <style:style style:family="paragraph" style:list-style-name="L1" style:name="abb6f0c" style:parent-style-name="ListParagraph">
      <style:paragraph-properties/>
      <style:text-properties fo:background-color="#92D050" fo:color="#FF0000"/>
    </style:style>
    <style:style style:family="text" style:name="aa0d5d6">
      <style:text-properties fo:background-color="#92D050" fo:color="#FF0000"/>
    </style:style>
    <style:style style:family="text" style:name="aa4e902">
      <style:text-properties fo:background-color="#92D050" fo:color="#FF0000"/>
    </style:style>
    <style:style style:family="paragraph" style:list-style-name="L1" style:name="a138b03" style:parent-style-name="ListParagraph">
      <style:paragraph-properties/>
      <style:text-properties fo:background-color="#92D050" fo:color="#FF0000"/>
    </style:style>
    <style:style style:family="text" style:name="a2d7d8c">
      <style:text-properties fo:background-color="#92D050" fo:color="#FF0000"/>
    </style:style>
    <style:style style:family="text" style:name="aaa5696">
      <style:text-properties fo:background-color="#92D050" fo:color="#FF0000"/>
    </style:style>
    <style:style style:family="paragraph" style:list-style-name="L1" style:name="ac55138" style:parent-style-name="ListParagraph">
      <style:paragraph-properties/>
      <style:text-properties fo:background-color="#92D050" fo:color="#FF0000"/>
    </style:style>
    <style:style style:family="text" style:name="ad2141a">
      <style:text-properties fo:background-color="#92D050" fo:color="#FF0000"/>
    </style:style>
    <style:style style:family="text" style:name="a8b5d31">
      <style:text-properties fo:background-color="#92D050" fo:color="#FF0000"/>
    </style:style>
    <style:style style:family="paragraph" style:list-style-name="L1" style:name="a44ddc0" style:parent-style-name="ListParagraph">
      <style:paragraph-properties/>
      <style:text-properties fo:background-color="#92D050" fo:color="#FF0000"/>
    </style:style>
    <style:style style:family="text" style:name="a5973b4">
      <style:text-properties fo:background-color="#92D050" fo:color="#FF0000"/>
    </style:style>
    <style:style style:family="text" style:name="a976759">
      <style:text-properties fo:background-color="#92D050" fo:color="#FF0000"/>
    </style:style>
    <style:style style:family="paragraph" style:list-style-name="L1" style:name="ab4aa5c" style:parent-style-name="ListParagraph">
      <style:paragraph-properties/>
      <style:text-properties fo:background-color="#92D050" fo:color="#FF0000"/>
    </style:style>
    <style:style style:family="text" style:name="a5a3329">
      <style:text-properties fo:background-color="#92D050" fo:color="#FF0000"/>
    </style:style>
    <style:style style:family="text" style:name="a96743f">
      <style:text-properties fo:background-color="#92D050" fo:color="#FF0000"/>
    </style:style>
    <style:style style:family="paragraph" style:list-style-name="L1" style:name="af77806" style:parent-style-name="ListParagraph">
      <style:paragraph-properties/>
      <style:text-properties fo:background-color="#92D050" fo:color="#FF0000"/>
    </style:style>
    <style:style style:family="text" style:name="a43dfcc">
      <style:text-properties fo:background-color="#92D050" fo:color="#FF0000"/>
    </style:style>
    <style:style style:family="text" style:name="af81376">
      <style:text-properties fo:background-color="#92D050" fo:color="#FF0000"/>
    </style:style>
    <style:style style:family="paragraph" style:list-style-name="L1" style:name="a6c2f30" style:parent-style-name="ListParagraph">
      <style:paragraph-properties/>
      <style:text-properties fo:background-color="#92D050" fo:color="#FF0000"/>
    </style:style>
    <style:style style:family="text" style:name="a1ec69f">
      <style:text-properties fo:background-color="#92D050" fo:color="#FF0000"/>
    </style:style>
    <style:style style:family="text" style:name="aec0d46">
      <style:text-properties fo:background-color="#92D050" fo:color="#FF0000"/>
    </style:style>
    <style:style style:family="paragraph" style:list-style-name="L1" style:name="a33973d" style:parent-style-name="ListParagraph">
      <style:paragraph-properties/>
      <style:text-properties fo:background-color="#92D050" fo:color="#FF0000"/>
    </style:style>
    <style:style style:family="text" style:name="ad3fa7f">
      <style:text-properties fo:background-color="#92D050" fo:color="#FF0000"/>
    </style:style>
    <style:style style:family="text" style:name="ac2930b">
      <style:text-properties fo:background-color="#92D050" fo:color="#FF0000"/>
    </style:style>
    <style:style style:family="paragraph" style:list-style-name="L1" style:name="a1c5107" style:parent-style-name="ListParagraph">
      <style:paragraph-properties/>
      <style:text-properties fo:background-color="#92D050" fo:color="#FF0000"/>
    </style:style>
    <style:style style:family="paragraph" style:list-style-name="L1" style:name="a75d6e8" style:parent-style-name="ListParagraph">
      <style:paragraph-properties/>
    </style:style>
    <style:style style:family="paragraph" style:list-style-name="L1" style:name="ae07e64" style:parent-style-name="ListParagraph">
      <style:paragraph-properties/>
    </style:style>
    <style:style style:family="text" style:name="a3f7a2b">
      <style:text-properties fo:background-color="#92D050" fo:color="#FF0000"/>
    </style:style>
    <style:style style:family="paragraph" style:list-style-name="L1" style:name="a30064e" style:parent-style-name="ListParagraph">
      <style:paragraph-properties/>
      <style:text-properties/>
    </style:style>
    <style:style style:family="text" style:name="a513430">
      <style:text-properties fo:background-color="#92D050" fo:color="#FF0000"/>
    </style:style>
    <style:style style:family="paragraph" style:list-style-name="L1" style:name="ab92f5e" style:parent-style-name="ListParagraph">
      <style:paragraph-properties/>
      <style:text-properties/>
    </style:style>
    <style:style style:family="text" style:name="ae9af23">
      <style:text-properties fo:background-color="#92D050" fo:color="#FF0000"/>
    </style:style>
    <style:style style:family="paragraph" style:list-style-name="L1" style:name="a6b557f" style:parent-style-name="ListParagraph">
      <style:paragraph-properties/>
      <style:text-properties/>
    </style:style>
    <style:style style:family="text" style:name="aefd243">
      <style:text-properties fo:background-color="#92D050" fo:color="#FF0000"/>
    </style:style>
    <style:style style:family="paragraph" style:list-style-name="L1" style:name="ab682cd" style:parent-style-name="ListParagraph">
      <style:paragraph-properties/>
      <style:text-properties/>
    </style:style>
    <style:style style:family="table-column" style:name="aa239bd">
      <style:table-column-properties style:rel-column-width="998*"/>
    </style:style>
    <style:style style:family="table" style:name="ae61bd6" style:parent-style-name="TableGrid">
      <style:table-properties style:width="16.51cm" table:align="left"/>
    </style:style>
    <style:style style:family="text" style:name="ab494b5">
      <style:text-properties fo:background-color="#92D050" fo:color="#FF0000"/>
    </style:style>
    <style:style style:family="text" style:name="a58b393">
      <style:text-properties fo:background-color="#92D050" fo:color="#FF0000"/>
    </style:style>
    <style:style style:family="paragraph" style:name="a096d63" style:parent-style-name="Normal">
      <style:text-properties fo:background-color="#92D050" fo:color="#FF0000"/>
    </style:style>
    <style:style style:family="paragraph" style:name="a135114" style:parent-style-name="Normal">
      <style:text-properties fo:background-color="#92D050" fo:color="#FF0000"/>
    </style:style>
    <style:style style:family="paragraph" style:name="a0277f6" style:parent-style-name="Normal">
      <style:text-properties fo:background-color="#92D050" fo:color="#FF0000"/>
    </style:style>
    <style:style style:family="paragraph" style:list-style-name="L1" style:name="a42c027" style:parent-style-name="ListParagraph">
      <style:paragraph-properties/>
      <style:text-properties fo:background-color="#92D050" fo:color="#FF0000"/>
    </style:style>
    <style:style style:family="text" style:name="aa83180">
      <style:text-properties fo:background-color="#92D050" fo:color="#FF0000"/>
    </style:style>
    <style:style style:family="text" style:name="a725276">
      <style:text-properties fo:background-color="#92D050" fo:color="#FF0000"/>
    </style:style>
    <style:style style:family="paragraph" style:name="ab2f750" style:parent-style-name="Normal">
      <style:text-properties fo:background-color="#92D050" fo:color="#FF0000"/>
    </style:style>
    <style:style style:family="text" style:name="aa4a7f6">
      <style:text-properties fo:background-color="#92D050" fo:color="#FF0000"/>
    </style:style>
    <style:style style:family="text" style:name="afbd162">
      <style:text-properties fo:background-color="#92D050" fo:color="#FF0000"/>
    </style:style>
    <style:style style:family="paragraph" style:name="a44716a" style:parent-style-name="Normal">
      <style:text-properties fo:background-color="#92D050" fo:color="#FF0000"/>
    </style:style>
    <style:style style:family="paragraph" style:name="a829d71" style:parent-style-name="Normal">
      <style:text-properties fo:background-color="#92D050" fo:color="#FF0000"/>
    </style:style>
    <style:style style:family="paragraph" style:list-style-name="L1" style:name="a0d128d" style:parent-style-name="ListParagraph">
      <style:paragraph-properties/>
      <style:text-properties fo:background-color="#92D050" fo:color="#FF0000"/>
    </style:style>
    <style:style style:family="paragraph" style:list-style-name="L1" style:name="a745474" style:parent-style-name="ListParagraph">
      <style:paragraph-properties/>
      <style:text-properties fo:background-color="#92D050" fo:color="#FF0000"/>
    </style:style>
    <style:style style:family="paragraph" style:list-style-name="L1" style:name="a57b82d" style:parent-style-name="ListParagraph">
      <style:paragraph-properties/>
      <style:text-properties fo:background-color="#92D050" fo:color="#FF0000"/>
    </style:style>
    <style:style style:family="paragraph" style:list-style-name="L1" style:name="a1ca122" style:parent-style-name="ListParagraph">
      <style:paragraph-properties/>
      <style:text-properties fo:background-color="#92D050" fo:color="#FF0000"/>
    </style:style>
    <style:style style:family="paragraph" style:list-style-name="L1" style:name="a181a00" style:parent-style-name="ListParagraph">
      <style:paragraph-properties/>
      <style:text-properties fo:background-color="#92D050" fo:color="#FF0000"/>
    </style:style>
    <style:style style:family="paragraph" style:list-style-name="L1" style:name="a70d247" style:parent-style-name="ListParagraph">
      <style:paragraph-properties/>
      <style:text-properties fo:background-color="#92D050" fo:color="#FF0000"/>
    </style:style>
    <style:style style:family="paragraph" style:list-style-name="L1" style:name="a670466" style:parent-style-name="ListParagraph">
      <style:paragraph-properties/>
      <style:text-properties fo:background-color="#92D050" fo:color="#FF0000"/>
    </style:style>
    <style:style style:family="paragraph" style:list-style-name="L1" style:name="a47d085" style:parent-style-name="ListParagraph">
      <style:paragraph-properties/>
      <style:text-properties fo:background-color="#92D050" fo:color="#FF0000"/>
    </style:style>
    <style:style style:family="paragraph" style:list-style-name="L1" style:name="a9b2404" style:parent-style-name="ListParagraph">
      <style:paragraph-properties/>
      <style:text-properties fo:background-color="#92D050" fo:color="#FF0000"/>
    </style:style>
    <style:style style:family="paragraph" style:list-style-name="L1" style:name="acdc21d" style:parent-style-name="ListParagraph">
      <style:paragraph-properties/>
      <style:text-properties fo:background-color="#92D050" fo:color="#FF0000"/>
    </style:style>
    <style:style style:family="paragraph" style:list-style-name="L1" style:name="adca7ee" style:parent-style-name="ListParagraph">
      <style:paragraph-properties/>
      <style:text-properties fo:background-color="#92D050" fo:color="#FF0000"/>
    </style:style>
    <style:style style:family="paragraph" style:list-style-name="L1" style:name="a8a0e28" style:parent-style-name="ListParagraph">
      <style:paragraph-properties/>
      <style:text-properties fo:background-color="#92D050" fo:color="#FF0000"/>
    </style:style>
    <style:style style:family="paragraph" style:list-style-name="L1" style:name="a97ffc9" style:parent-style-name="ListParagraph">
      <style:paragraph-properties/>
      <style:text-properties fo:background-color="#92D050" fo:color="#FF0000"/>
    </style:style>
    <style:style style:family="paragraph" style:list-style-name="L1" style:name="a0733a7" style:parent-style-name="ListParagraph">
      <style:paragraph-properties/>
      <style:text-properties fo:background-color="#92D050" fo:color="#FF0000"/>
    </style:style>
    <style:style style:family="paragraph" style:name="a89bca0" style:parent-style-name="Normal">
      <style:text-properties fo:background-color="#92D050" fo:color="#FF0000"/>
    </style:style>
    <style:style style:family="text" style:name="a460e4d">
      <style:text-properties fo:background-color="#92D050" fo:color="#FF0000"/>
    </style:style>
    <style:style style:family="text" style:name="af3b68d">
      <style:text-properties fo:background-color="#92D050" fo:color="#FF0000"/>
    </style:style>
    <style:style style:family="paragraph" style:list-style-name="L1" style:name="ac9086f" style:parent-style-name="ListParagraph">
      <style:paragraph-properties/>
      <style:text-properties fo:background-color="#92D050" fo:color="#FF0000"/>
    </style:style>
    <style:style style:family="text" style:name="af6d3b9">
      <style:text-properties fo:background-color="#92D050" fo:color="#FF0000"/>
    </style:style>
    <style:style style:family="text" style:name="aff69c7">
      <style:text-properties fo:background-color="#92D050" fo:color="#FF0000"/>
    </style:style>
    <style:style style:family="paragraph" style:list-style-name="L1" style:name="aff7b9c" style:parent-style-name="ListParagraph">
      <style:paragraph-properties/>
      <style:text-properties fo:background-color="#92D050" fo:color="#FF0000"/>
    </style:style>
    <style:style style:family="text" style:name="acdf732">
      <style:text-properties fo:background-color="#92D050" fo:color="#FF0000"/>
    </style:style>
    <style:style style:family="text" style:name="a8faf51">
      <style:text-properties fo:background-color="#92D050" fo:color="#FF0000"/>
    </style:style>
    <style:style style:family="paragraph" style:list-style-name="L1" style:name="a1cd14f" style:parent-style-name="ListParagraph">
      <style:paragraph-properties/>
      <style:text-properties fo:background-color="#92D050" fo:color="#FF0000"/>
    </style:style>
    <style:style style:family="text" style:name="a0cccb9">
      <style:text-properties fo:background-color="#92D050" fo:color="#FF0000"/>
    </style:style>
    <style:style style:family="text" style:name="a7be1db">
      <style:text-properties fo:background-color="#92D050" fo:color="#FF0000"/>
    </style:style>
    <style:style style:family="paragraph" style:list-style-name="L1" style:name="a6f3e5f" style:parent-style-name="ListParagraph">
      <style:paragraph-properties/>
      <style:text-properties fo:background-color="#92D050" fo:color="#FF0000"/>
    </style:style>
    <style:style style:family="text" style:name="a4bbccf">
      <style:text-properties fo:background-color="#92D050" fo:color="#FF0000"/>
    </style:style>
    <style:style style:family="text" style:name="a0873c6">
      <style:text-properties fo:background-color="#92D050" fo:color="#FF0000"/>
    </style:style>
    <style:style style:family="paragraph" style:list-style-name="L1" style:name="acecefd" style:parent-style-name="ListParagraph">
      <style:paragraph-properties/>
      <style:text-properties fo:background-color="#92D050" fo:color="#FF0000"/>
    </style:style>
    <style:style style:family="text" style:name="a3c710d">
      <style:text-properties fo:background-color="#92D050" fo:color="#FF0000"/>
    </style:style>
    <style:style style:family="text" style:name="a3d1315">
      <style:text-properties fo:background-color="#92D050" fo:color="#FF0000"/>
    </style:style>
    <style:style style:family="paragraph" style:list-style-name="L1" style:name="a8781d2" style:parent-style-name="ListParagraph">
      <style:paragraph-properties/>
      <style:text-properties fo:background-color="#92D050" fo:color="#FF0000"/>
    </style:style>
    <style:style style:family="text" style:name="af88cc0">
      <style:text-properties fo:background-color="#92D050" fo:color="#FF0000"/>
    </style:style>
    <style:style style:family="text" style:name="ae346e1">
      <style:text-properties fo:background-color="#92D050" fo:color="#FF0000"/>
    </style:style>
    <style:style style:family="paragraph" style:list-style-name="L1" style:name="a18f896" style:parent-style-name="ListParagraph">
      <style:paragraph-properties/>
      <style:text-properties fo:background-color="#92D050" fo:color="#FF0000"/>
    </style:style>
    <style:style style:family="text" style:name="a8ce9aa">
      <style:text-properties fo:background-color="#92D050" fo:color="#FF0000"/>
    </style:style>
    <style:style style:family="text" style:name="a5fc60c">
      <style:text-properties fo:background-color="#92D050" fo:color="#FF0000"/>
    </style:style>
    <style:style style:family="paragraph" style:list-style-name="L1" style:name="ab31f2c" style:parent-style-name="ListParagraph">
      <style:paragraph-properties/>
      <style:text-properties fo:background-color="#92D050" fo:color="#FF0000"/>
    </style:style>
    <style:style style:family="text" style:name="a3cf40c">
      <style:text-properties fo:background-color="#92D050" fo:color="#FF0000"/>
    </style:style>
    <style:style style:family="text" style:name="a5cb634">
      <style:text-properties fo:background-color="#92D050" fo:color="#FF0000"/>
    </style:style>
    <style:style style:family="paragraph" style:list-style-name="L1" style:name="a8137bd" style:parent-style-name="ListParagraph">
      <style:paragraph-properties/>
      <style:text-properties fo:background-color="#92D050" fo:color="#FF0000"/>
    </style:style>
    <style:style style:family="text" style:name="af4089b">
      <style:text-properties fo:background-color="#92D050" fo:color="#FF0000"/>
    </style:style>
    <style:style style:family="text" style:name="a4b553a">
      <style:text-properties fo:background-color="#92D050" fo:color="#FF0000"/>
    </style:style>
    <style:style style:family="paragraph" style:list-style-name="L1" style:name="a338b5e" style:parent-style-name="ListParagraph">
      <style:paragraph-properties/>
      <style:text-properties fo:background-color="#92D050" fo:color="#FF0000"/>
    </style:style>
    <style:style style:family="text" style:name="a88e20f">
      <style:text-properties fo:background-color="#92D050" fo:color="#FF0000"/>
    </style:style>
    <style:style style:family="text" style:name="a5186cc">
      <style:text-properties fo:background-color="#92D050" fo:color="#FF0000"/>
    </style:style>
    <style:style style:family="paragraph" style:list-style-name="L1" style:name="acad435" style:parent-style-name="ListParagraph">
      <style:paragraph-properties/>
      <style:text-properties fo:background-color="#92D050" fo:color="#FF0000"/>
    </style:style>
    <style:style style:family="text" style:name="a22735a">
      <style:text-properties fo:background-color="#92D050" fo:color="#FF0000"/>
    </style:style>
    <style:style style:family="text" style:name="a789ac9">
      <style:text-properties fo:background-color="#92D050" fo:color="#FF0000"/>
    </style:style>
    <style:style style:family="paragraph" style:list-style-name="L1" style:name="ad28f49" style:parent-style-name="ListParagraph">
      <style:paragraph-properties/>
      <style:text-properties fo:background-color="#92D050" fo:color="#FF0000"/>
    </style:style>
    <style:style style:family="text" style:name="a033ec1">
      <style:text-properties fo:background-color="#92D050" fo:color="#FF0000"/>
    </style:style>
    <style:style style:family="text" style:name="a5fa073">
      <style:text-properties fo:background-color="#92D050" fo:color="#FF0000"/>
    </style:style>
    <style:style style:family="paragraph" style:list-style-name="L1" style:name="a000141" style:parent-style-name="ListParagraph">
      <style:paragraph-properties/>
      <style:text-properties fo:background-color="#92D050" fo:color="#FF0000"/>
    </style:style>
    <style:style style:family="text" style:name="ad19173">
      <style:text-properties fo:background-color="#92D050" fo:color="#FF0000"/>
    </style:style>
    <style:style style:family="text" style:name="a49fdba">
      <style:text-properties fo:background-color="#92D050" fo:color="#FF0000"/>
    </style:style>
    <style:style style:family="paragraph" style:list-style-name="L1" style:name="a7e1ad5" style:parent-style-name="ListParagraph">
      <style:paragraph-properties/>
      <style:text-properties fo:background-color="#92D050" fo:color="#FF0000"/>
    </style:style>
    <style:style style:family="text" style:name="ab5463f">
      <style:text-properties fo:background-color="#92D050" fo:color="#FF0000"/>
    </style:style>
    <style:style style:family="text" style:name="ae40930">
      <style:text-properties fo:background-color="#92D050" fo:color="#FF0000"/>
    </style:style>
    <style:style style:family="paragraph" style:list-style-name="L1" style:name="a19ced5" style:parent-style-name="ListParagraph">
      <style:paragraph-properties/>
      <style:text-properties fo:background-color="#92D050" fo:color="#FF0000"/>
    </style:style>
    <style:style style:family="table-cell" style:name="a9ec7ed">
      <style:table-cell-properties fo:background-color=""/>
    </style:style>
    <style:style style:family="table-column" style:name="a0edb88">
      <style:table-column-properties style:rel-column-width="499*"/>
    </style:style>
    <style:style style:family="table" style:name="a301187" style:parent-style-name="TableGrid">
      <style:table-properties style:width="16.51cm" table:align="left"/>
    </style:style>
    <style:style style:family="text" style:name="a0a82dc">
      <style:text-properties/>
    </style:style>
    <style:style style:family="paragraph" style:name="a485050" style:parent-style-name="Normal">
      <style:paragraph-properties/>
      <style:text-properties fo:background-color="#92D050" fo:color="#FF0000"/>
    </style:style>
    <style:style style:family="paragraph" style:list-style-name="L1" style:name="a49d679" style:parent-style-name="ListParagraph">
      <style:paragraph-properties/>
    </style:style>
    <style:style style:family="text" style:name="a3ceb29">
      <style:text-properties fo:background-color="#92D050" fo:color="#FF0000"/>
    </style:style>
    <style:style style:family="text" style:name="ab7f0e8">
      <style:text-properties fo:background-color="#92D050" fo:color="#FF0000"/>
    </style:style>
    <style:style style:family="paragraph" style:list-style-name="L1" style:name="a589d25" style:parent-style-name="ListParagraph">
      <style:paragraph-properties/>
    </style:style>
    <style:style style:family="text" style:name="a8804c0">
      <style:text-properties fo:background-color="#92D050" fo:color="#FF0000"/>
    </style:style>
    <style:style style:family="text" style:name="a55acc7">
      <style:text-properties fo:background-color="#92D050" fo:color="#FF0000"/>
    </style:style>
    <style:style style:family="paragraph" style:list-style-name="L1" style:name="a190ede" style:parent-style-name="ListParagraph">
      <style:paragraph-properties/>
    </style:style>
    <style:style style:family="text" style:name="a3fae24">
      <style:text-properties fo:background-color="#92D050" fo:color="#FF0000"/>
    </style:style>
    <style:style style:family="text" style:name="ab95f09">
      <style:text-properties fo:background-color="#92D050" fo:color="#FF0000"/>
    </style:style>
    <style:style style:family="paragraph" style:list-style-name="L1" style:name="afec200" style:parent-style-name="ListParagraph">
      <style:paragraph-properties/>
    </style:style>
    <style:style style:family="text" style:name="a08b3cd">
      <style:text-properties fo:background-color="#92D050" fo:color="#FF0000"/>
    </style:style>
    <style:style style:family="text" style:name="a1a8a6c">
      <style:text-properties fo:background-color="#92D050" fo:color="#FF0000"/>
    </style:style>
    <style:style style:family="paragraph" style:list-style-name="L1" style:name="a185771" style:parent-style-name="ListParagraph">
      <style:paragraph-properties/>
    </style:style>
    <style:style style:family="text" style:name="ac90547">
      <style:text-properties fo:background-color="#92D050" fo:color="#FF0000"/>
    </style:style>
    <style:style style:family="text" style:name="a5f732f">
      <style:text-properties fo:background-color="#92D050" fo:color="#FF0000"/>
    </style:style>
    <style:style style:family="paragraph" style:list-style-name="L1" style:name="ad3a724" style:parent-style-name="ListParagraph">
      <style:paragraph-properties/>
    </style:style>
    <style:style style:family="text" style:name="a69ed08">
      <style:text-properties fo:background-color="#92D050" fo:color="#FF0000"/>
    </style:style>
    <style:style style:family="text" style:name="a0aa0a0">
      <style:text-properties fo:background-color="#92D050" fo:color="#FF0000"/>
    </style:style>
    <style:style style:family="paragraph" style:list-style-name="L1" style:name="a7b23af" style:parent-style-name="ListParagraph">
      <style:paragraph-properties/>
    </style:style>
    <style:style style:family="text" style:name="aeea7ed">
      <style:text-properties fo:background-color="#92D050" fo:color="#FF0000"/>
    </style:style>
    <style:style style:family="text" style:name="ab89fad">
      <style:text-properties fo:background-color="#92D050" fo:color="#FF0000"/>
    </style:style>
    <style:style style:family="paragraph" style:list-style-name="L1" style:name="aac28ab" style:parent-style-name="ListParagraph">
      <style:paragraph-properties/>
    </style:style>
    <style:style style:family="text" style:name="aa8f211">
      <style:text-properties fo:background-color="#92D050" fo:color="#FF0000"/>
    </style:style>
    <style:style style:family="text" style:name="a347b78">
      <style:text-properties fo:background-color="#92D050" fo:color="#FF0000"/>
    </style:style>
    <style:style style:family="paragraph" style:list-style-name="L1" style:name="a3a6114" style:parent-style-name="ListParagraph">
      <style:paragraph-properties/>
    </style:style>
    <style:style style:family="text" style:name="acfebc5">
      <style:text-properties fo:background-color="#92D050" fo:color="#FF0000"/>
    </style:style>
    <style:style style:family="text" style:name="a8c1020">
      <style:text-properties fo:background-color="#92D050" fo:color="#FF0000"/>
    </style:style>
    <style:style style:family="paragraph" style:list-style-name="L1" style:name="a83a7f6" style:parent-style-name="ListParagraph">
      <style:paragraph-properties/>
    </style:style>
    <style:style style:family="text" style:name="a0302dd">
      <style:text-properties fo:background-color="#92D050" fo:color="#FF0000"/>
    </style:style>
    <style:style style:family="text" style:name="ad4e754">
      <style:text-properties fo:background-color="#92D050" fo:color="#FF0000"/>
    </style:style>
    <style:style style:family="paragraph" style:list-style-name="L1" style:name="ae4f715" style:parent-style-name="ListParagraph">
      <style:paragraph-properties/>
    </style:style>
    <style:style style:family="text" style:name="a09918e">
      <style:text-properties fo:background-color="#92D050" fo:color="#FF0000"/>
    </style:style>
    <style:style style:family="text" style:name="a27f54b">
      <style:text-properties fo:background-color="#92D050" fo:color="#FF0000"/>
    </style:style>
    <style:style style:family="paragraph" style:list-style-name="L1" style:name="a2b6452" style:parent-style-name="ListParagraph">
      <style:paragraph-properties/>
    </style:style>
    <style:style style:family="text" style:name="a7be59d">
      <style:text-properties fo:background-color="#92D050" fo:color="#FF0000"/>
    </style:style>
    <style:style style:family="text" style:name="a239034">
      <style:text-properties fo:background-color="#92D050" fo:color="#FF0000"/>
    </style:style>
    <style:style style:family="paragraph" style:list-style-name="L1" style:name="abf17fd" style:parent-style-name="ListParagraph">
      <style:paragraph-properties/>
    </style:style>
    <style:style style:family="text" style:name="aa29f9f">
      <style:text-properties fo:background-color="#92D050" fo:color="#FF0000"/>
    </style:style>
    <style:style style:family="text" style:name="a609b57">
      <style:text-properties fo:background-color="#92D050" fo:color="#FF0000"/>
    </style:style>
    <style:style style:family="paragraph" style:list-style-name="L1" style:name="a38cb74" style:parent-style-name="ListParagraph">
      <style:paragraph-properties/>
    </style:style>
    <style:style style:family="text" style:name="a491372">
      <style:text-properties fo:background-color="#92D050" fo:color="#FF0000"/>
    </style:style>
    <style:style style:family="text" style:name="a575a55">
      <style:text-properties fo:background-color="#92D050" fo:color="#FF0000"/>
    </style:style>
    <style:style style:family="paragraph" style:list-style-name="L1" style:name="ac8008b" style:parent-style-name="ListParagraph">
      <style:paragraph-properties/>
    </style:style>
    <style:style style:family="text" style:name="a25c84a">
      <style:text-properties fo:background-color="#92D050" fo:color="#FF0000"/>
    </style:style>
    <style:style style:family="text" style:name="a4af858">
      <style:text-properties fo:background-color="#92D050" fo:color="#FF0000"/>
    </style:style>
    <style:style style:family="paragraph" style:name="a958c85" style:parent-style-name="Normal"/>
    <style:style style:family="text" style:name="a620562">
      <style:text-properties fo:background-color="#92D050" fo:color="#FF0000"/>
    </style:style>
    <style:style style:family="text" style:name="a109ec1">
      <style:text-properties fo:background-color="#92D050" fo:color="#FF0000"/>
    </style:style>
    <style:style style:family="paragraph" style:name="ac524eb" style:parent-style-name="Normal"/>
    <style:style style:family="text" style:name="a0bafb9">
      <style:text-properties fo:background-color="#92D050" fo:color="#FF0000"/>
    </style:style>
    <style:style style:family="text" style:name="a45f2ef">
      <style:text-properties fo:background-color="#92D050" fo:color="#FF0000"/>
    </style: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paragraph" style:name="a4b65d0" style:parent-style-name="Normal"/>
    <style:style style:family="text" style:name="a0d7c74">
      <style:text-properties fo:background-color="#92D050" fo:color="#FF0000"/>
    </style:style>
    <style:style style:family="text" style:name="a409867">
      <style:text-properties fo:background-color="#92D050" fo:color="#FF0000"/>
    </style:style>
    <style:style style:family="paragraph" style:list-style-name="L1" style:name="a3de146" style:parent-style-name="ListParagraph">
      <style:paragraph-properties/>
    </style:style>
    <style:style style:family="text" style:name="ab642b6">
      <style:text-properties fo:background-color="#92D050" fo:color="#FF0000"/>
    </style:style>
    <style:style style:family="text" style:name="aa13200">
      <style:text-properties fo:background-color="#92D050" fo:color="#FF0000"/>
    </style:style>
    <style:style style:family="paragraph" style:list-style-name="L1" style:name="a86fb7b" style:parent-style-name="ListParagraph">
      <style:paragraph-properties/>
    </style:style>
    <style:style style:family="text" style:name="a0080d2">
      <style:text-properties fo:background-color="#92D050" fo:color="#FF0000"/>
    </style:style>
    <style:style style:family="text" style:name="ad53213">
      <style:text-properties fo:background-color="#92D050" fo:color="#FF0000"/>
    </style:style>
    <style:style style:family="paragraph" style:list-style-name="L1" style:name="a53f823" style:parent-style-name="ListParagraph">
      <style:paragraph-properties/>
    </style:style>
    <style:style style:family="text" style:name="afb27d9">
      <style:text-properties fo:background-color="#92D050" fo:color="#FF0000"/>
    </style:style>
    <style:style style:family="text" style:name="a07a80f">
      <style:text-properties fo:background-color="#92D050" fo:color="#FF0000"/>
    </style:style>
    <style:style style:family="paragraph" style:list-style-name="L1" style:name="ad5b3ec" style:parent-style-name="ListParagraph">
      <style:paragraph-properties/>
    </style:style>
    <style:style style:family="text" style:name="acb1beb">
      <style:text-properties fo:background-color="#92D050" fo:color="#FF0000"/>
    </style:style>
    <style:style style:family="text" style:name="a54d45f">
      <style:text-properties fo:background-color="#92D050" fo:color="#FF0000"/>
    </style:style>
    <style:style style:family="paragraph" style:list-style-name="L1" style:name="a29429b" style:parent-style-name="ListParagraph">
      <style:paragraph-properties/>
    </style:style>
    <style:style style:family="text" style:name="af6ee80">
      <style:text-properties fo:background-color="#92D050" fo:color="#FF0000"/>
    </style:style>
    <style:style style:family="text" style:name="ac16beb">
      <style:text-properties fo:background-color="#92D050" fo:color="#FF0000"/>
    </style:style>
    <style:style style:family="paragraph" style:list-style-name="L1" style:name="ab71dc8" style:parent-style-name="ListParagraph">
      <style:paragraph-properties/>
    </style:style>
    <style:style style:family="text" style:name="a3d3843">
      <style:text-properties fo:background-color="#92D050" fo:color="#FF0000"/>
    </style:style>
    <style:style style:family="text" style:name="aaa1753">
      <style:text-properties fo:background-color="#92D050" fo:color="#FF0000"/>
    </style:style>
    <style:style style:family="paragraph" style:list-style-name="L1" style:name="a713d73" style:parent-style-name="ListParagraph">
      <style:paragraph-properties/>
    </style:style>
    <style:style style:family="text" style:name="a659cbf">
      <style:text-properties fo:background-color="#92D050" fo:color="#FF0000"/>
    </style:style>
    <style:style style:family="text" style:name="a1dbf5b">
      <style:text-properties fo:background-color="#92D050" fo:color="#FF0000"/>
    </style:style>
    <style:style style:family="paragraph" style:list-style-name="L1" style:name="a5f365c" style:parent-style-name="ListParagraph">
      <style:paragraph-properties/>
    </style:style>
    <style:style style:family="text" style:name="a1fd7cf">
      <style:text-properties fo:background-color="#92D050" fo:color="#FF0000"/>
    </style:style>
    <style:style style:family="text" style:name="a5242a2">
      <style:text-properties fo:background-color="#92D050" fo:color="#FF0000"/>
    </style:style>
    <style:style style:family="paragraph" style:list-style-name="L1" style:name="a99797c" style:parent-style-name="ListParagraph">
      <style:paragraph-properties/>
    </style:style>
    <style:style style:family="text" style:name="a8ee78e">
      <style:text-properties fo:background-color="#92D050" fo:color="#FF0000"/>
    </style:style>
    <style:style style:family="text" style:name="a4735fd">
      <style:text-properties fo:background-color="#92D050" fo:color="#FF0000"/>
    </style:style>
    <style:style style:family="paragraph" style:list-style-name="L1" style:name="a4aaaf7" style:parent-style-name="ListParagraph">
      <style:paragraph-properties/>
    </style:style>
    <style:style style:family="text" style:name="a4eb544">
      <style:text-properties fo:background-color="#92D050" fo:color="#FF0000"/>
    </style:style>
    <style:style style:family="text" style:name="a935208">
      <style:text-properties fo:background-color="#92D050" fo:color="#FF0000"/>
    </style:style>
    <style:style style:family="paragraph" style:list-style-name="L1" style:name="a00fe59" style:parent-style-name="ListParagraph">
      <style:paragraph-properties/>
    </style:style>
    <style:style style:family="text" style:name="a65ca90">
      <style:text-properties fo:background-color="#92D050" fo:color="#FF0000"/>
    </style:style>
    <style:style style:family="text" style:name="af66ddf">
      <style:text-properties fo:background-color="#92D050" fo:color="#FF0000"/>
    </style:style>
    <style:style style:family="paragraph" style:list-style-name="L1" style:name="abed917" style:parent-style-name="ListParagraph">
      <style:paragraph-properties/>
    </style:style>
    <style:style style:family="text" style:name="af3e7bd">
      <style:text-properties fo:background-color="#92D050" fo:color="#FF0000"/>
    </style:style>
    <style:style style:family="text" style:name="a26a002">
      <style:text-properties fo:background-color="#92D050" fo:color="#FF0000"/>
    </style:style>
    <style:style style:family="paragraph" style:list-style-name="L1" style:name="a02eb8f" style:parent-style-name="ListParagraph">
      <style:paragraph-properties/>
    </style:style>
    <style:style style:family="text" style:name="a8ef31d">
      <style:text-properties fo:background-color="#92D050" fo:color="#FF0000"/>
    </style:style>
    <style:style style:family="text" style:name="a1293d6">
      <style:text-properties fo:background-color="#92D050" fo:color="#FF0000"/>
    </style:style>
    <style:style style:family="paragraph" style:list-style-name="L1" style:name="ad9bbf2" style:parent-style-name="ListParagraph">
      <style:paragraph-properties/>
    </style:style>
    <style:style style:family="text" style:name="a22f8b4">
      <style:text-properties fo:background-color="#92D050" fo:color="#FF0000"/>
    </style:style>
    <style:style style:family="text" style:name="a80934d">
      <style:text-properties fo:background-color="#92D050" fo:color="#FF0000"/>
    </style:style>
    <style:style style:family="paragraph" style:list-style-name="L1" style:name="ade85f9" style:parent-style-name="ListParagraph">
      <style:paragraph-properties/>
    </style:style>
    <style:style style:family="text" style:name="a0d0ca8">
      <style:text-properties fo:background-color="#92D050" fo:color="#FF0000"/>
    </style:style>
    <style:style style:family="text" style:name="a2871a5">
      <style:text-properties fo:background-color="#92D050" fo:color="#FF0000"/>
    </style:style>
    <style:style style:family="paragraph" style:name="ac51a43" style:parent-style-name="Normal"/>
    <style:style style:family="text" style:name="ad11586">
      <style:text-properties fo:background-color="#92D050" fo:color="#FF0000"/>
    </style:style>
    <style:style style:family="text" style:name="a4b3bc4">
      <style:text-properties fo:background-color="#92D050" fo:color="#FF0000"/>
    </style:style>
    <style:style style:family="paragraph" style:list-style-name="L1" style:name="add5830" style:parent-style-name="ListParagraph">
      <style:paragraph-properties/>
    </style:style>
    <style:style style:family="text" style:name="a0f6184">
      <style:text-properties fo:background-color="#92D050" fo:color="#FF0000"/>
    </style:style>
    <style:style style:family="text" style:name="a476bc5">
      <style:text-properties fo:background-color="#92D050" fo:color="#FF0000"/>
    </style:style>
    <style:style style:family="paragraph" style:list-style-name="L1" style:name="ae1be57" style:parent-style-name="ListParagraph">
      <style:paragraph-properties/>
    </style:style>
    <style:style style:family="text" style:name="af75fc4">
      <style:text-properties fo:background-color="#92D050" fo:color="#FF0000"/>
    </style:style>
    <style:style style:family="text" style:name="ae95a54">
      <style:text-properties fo:background-color="#92D050" fo:color="#FF0000"/>
    </style:style>
    <style:style style:family="paragraph" style:list-style-name="L1" style:name="a0be440" style:parent-style-name="ListParagraph">
      <style:paragraph-properties/>
    </style:style>
    <style:style style:family="text" style:name="ae848e7">
      <style:text-properties fo:background-color="#92D050" fo:color="#FF0000"/>
    </style:style>
    <style:style style:family="text" style:name="af37ab5">
      <style:text-properties fo:background-color="#92D050" fo:color="#FF0000"/>
    </style:style>
    <style:style style:family="paragraph" style:list-style-name="L1" style:name="a2c2d31" style:parent-style-name="ListParagraph">
      <style:paragraph-properties/>
    </style:style>
    <style:style style:family="text" style:name="af39ea0">
      <style:text-properties fo:background-color="#92D050" fo:color="#FF0000"/>
    </style:style>
    <style:style style:family="text" style:name="ae8b585">
      <style:text-properties fo:background-color="#92D050" fo:color="#FF0000"/>
    </style:style>
    <style:style style:family="paragraph" style:list-style-name="L1" style:name="a72eeaf" style:parent-style-name="ListParagraph">
      <style:paragraph-properties/>
    </style:style>
    <style:style style:family="text" style:name="a749675">
      <style:text-properties fo:background-color="#92D050" fo:color="#FF0000"/>
    </style:style>
    <style:style style:family="text" style:name="a496dec">
      <style:text-properties fo:background-color="#92D050" fo:color="#FF0000"/>
    </style:style>
    <style:style style:family="paragraph" style:list-style-name="L1" style:name="a493d3b" style:parent-style-name="ListParagraph">
      <style:paragraph-properties/>
    </style:style>
    <style:style style:family="text" style:name="a3b82de">
      <style:text-properties fo:background-color="#92D050" fo:color="#FF0000"/>
    </style:style>
    <style:style style:family="text" style:name="a5371c1">
      <style:text-properties fo:background-color="#92D050" fo:color="#FF0000"/>
    </style:style>
    <style:style style:family="paragraph" style:list-style-name="L1" style:name="ad9996c" style:parent-style-name="ListParagraph">
      <style:paragraph-properties/>
    </style:style>
    <style:style style:family="text" style:name="ac97b80">
      <style:text-properties fo:background-color="#92D050" fo:color="#FF0000"/>
    </style:style>
    <style:style style:family="text" style:name="a1a8925">
      <style:text-properties fo:background-color="#92D050" fo:color="#FF0000"/>
    </style:style>
    <style:style style:family="paragraph" style:list-style-name="L1" style:name="a65f34e" style:parent-style-name="ListParagraph">
      <style:paragraph-properties/>
    </style:style>
    <style:style style:family="text" style:name="a1dbc10">
      <style:text-properties fo:background-color="#92D050" fo:color="#FF0000"/>
    </style:style>
    <style:style style:family="text" style:name="a3fcc72">
      <style:text-properties fo:background-color="#92D050" fo:color="#FF0000"/>
    </style:style>
    <style:style style:family="paragraph" style:list-style-name="L1" style:name="af1530a" style:parent-style-name="ListParagraph">
      <style:paragraph-properties/>
    </style:style>
    <style:style style:family="text" style:name="a2b5ebb">
      <style:text-properties fo:background-color="#92D050" fo:color="#FF0000"/>
    </style:style>
    <style:style style:family="text" style:name="a81f6d3">
      <style:text-properties fo:background-color="#92D050" fo:color="#FF0000"/>
    </style:style>
    <style:style style:family="paragraph" style:list-style-name="L1" style:name="a590b4e" style:parent-style-name="ListParagraph">
      <style:paragraph-properties/>
    </style:style>
    <style:style style:family="text" style:name="a5fc047">
      <style:text-properties fo:background-color="#92D050" fo:color="#FF0000"/>
    </style:style>
    <style:style style:family="text" style:name="a7bd6e8">
      <style:text-properties fo:background-color="#92D050" fo:color="#FF0000"/>
    </style:style>
    <style:style style:family="paragraph" style:list-style-name="L1" style:name="adeeafd" style:parent-style-name="ListParagraph">
      <style:paragraph-properties/>
    </style:style>
    <style:style style:family="text" style:name="ac74128">
      <style:text-properties fo:background-color="#92D050" fo:color="#FF0000"/>
    </style:style>
    <style:style style:family="text" style:name="a31064e">
      <style:text-properties fo:background-color="#92D050" fo:color="#FF0000"/>
    </style:style>
    <style:style style:family="paragraph" style:list-style-name="L1" style:name="a1ab10f" style:parent-style-name="ListParagraph">
      <style:paragraph-properties/>
    </style:style>
    <style:style style:family="text" style:name="aca7837">
      <style:text-properties fo:background-color="#92D050" fo:color="#FF0000"/>
    </style:style>
    <style:style style:family="text" style:name="a4973e7">
      <style:text-properties fo:background-color="#92D050" fo:color="#FF0000"/>
    </style:style>
    <style:style style:family="paragraph" style:list-style-name="L1" style:name="ae84eb2" style:parent-style-name="ListParagraph">
      <style:paragraph-properties/>
    </style:style>
    <style:style style:family="text" style:name="a4088ee">
      <style:text-properties fo:background-color="#92D050" fo:color="#FF0000"/>
    </style:style>
    <style:style style:family="text" style:name="ad34c44">
      <style:text-properties fo:background-color="#92D050" fo:color="#FF0000"/>
    </style:style>
    <style:style style:family="paragraph" style:list-style-name="L1" style:name="ae98917" style:parent-style-name="ListParagraph">
      <style:paragraph-properties/>
    </style:style>
    <style:style style:family="text" style:name="a976829">
      <style:text-properties fo:background-color="#92D050" fo:color="#FF0000"/>
    </style:style>
    <style:style style:family="text" style:name="a0da685">
      <style:text-properties fo:background-color="#92D050" fo:color="#FF00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485050"><text:span text:style-name="a0a82dc">text</text:span></text:p>
      <table:table table:style-name="a301187">
        <table:table-column table:number-columns-repeated="2" table:style-name="a0edb88"/>
        <table:table-row>
          <table:table-cell table:style-name="a9ec7ed">
            <text:list text:continue-numbering="true" text:style-name="L1">
              <text:list-item>
                <text:p text:style-name="a49d679"><text:span text:style-name="ab7f0e8">sd</text:span><text:span text:style-name="ab5463f">gasjdajsdgajsdgjas</text:span></text:p>
              </text:list-item>
            </text:list>
            <text:list text:continue-numbering="true" text:style-name="L1">
              <text:list-item>
                <text:p text:style-name="a589d25"><text:span text:style-name="a55acc7">as</text:span><text:span text:style-name="ad19173">dasdasgdjsad</text:span></text:p>
              </text:list-item>
            </text:list>
            <text:list text:continue-numbering="true" text:style-name="L1">
              <text:list-item>
                <text:p text:style-name="a190ede"><text:span text:style-name="ab95f09">as</text:span><text:span text:style-name="a033ec1">dasgd</text:span></text:p>
              </text:list-item>
            </text:list>
            <text:list text:continue-numbering="true" text:style-name="L1">
              <text:list-item>
                <text:p text:style-name="afec200"><text:span text:style-name="a1a8a6c">xk</text:span><text:span text:style-name="a22735a">hvkx</text:span></text:p>
              </text:list-item>
            </text:list>
            <text:list text:continue-numbering="true" text:style-name="L1">
              <text:list-item>
                <text:list>
                  <text:list-item>
                    <text:p text:style-name="a185771"><text:span text:style-name="a5f732f">sy</text:span><text:span text:style-name="a88e20f">dkasdk</text:span></text:p>
                  </text:list-item>
                </text:list>
              </text:list-item>
            </text:list>
            <text:list text:continue-numbering="true" text:style-name="L1">
              <text:list-item>
                <text:list>
                  <text:list-item>
                    <text:list>
                      <text:list-item>
                        <text:p text:style-name="ad3a724"><text:span text:style-name="a0aa0a0">as</text:span><text:span text:style-name="af4089b">fk</text:span></text:p>
                      </text:list-item>
                    </text:list>
                  </text:list-item>
                </text:list>
              </text:list-item>
            </text:list>
            <text:list text:continue-numbering="true" text:style-name="L1">
              <text:list-item>
                <text:list>
                  <text:list-item>
                    <text:list>
                      <text:list-item>
                        <text:list>
                          <text:list-item>
                            <text:p text:style-name="a7b23af"><text:span text:style-name="ab89fad">sd</text:span><text:span text:style-name="a3cf40c">kfsöd</text:span></text:p>
                          </text:list-item>
                        </text:list>
                      </text:list-item>
                    </text:list>
                  </text:list-item>
                </text:list>
              </text:list-item>
            </text:list>
            <text:list text:continue-numbering="true" text:style-name="L1">
              <text:list-item>
                <text:list>
                  <text:list-item>
                    <text:list>
                      <text:list-item>
                        <text:list>
                          <text:list-item>
                            <text:list>
                              <text:list-item>
                                <text:p text:style-name="aac28ab"><text:span text:style-name="a347b78">sd</text:span><text:span text:style-name="a8ce9aa">f</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3a6114"><text:span text:style-name="a8c1020">as</text:span><text:span text:style-name="af88cc0">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83a7f6"><text:span text:style-name="ad4e754">as</text:span><text:span text:style-name="a3c710d">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e4f715"><text:span text:style-name="a27f54b">as</text:span><text:span text:style-name="a4bbccf">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2b6452"><text:span text:style-name="a239034">as</text:span><text:span text:style-name="a0cccb9">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bf17fd"><text:span text:style-name="a609b57">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38cb74"><text:span text:style-name="a575a55">sa</text:span><text:span text:style-name="af6d3b9">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c8008b"><text:span text:style-name="a4af858">sa</text:span><text:span text:style-name="a460e4d">dd</text:span></text:p>
                              </text:list-item>
                            </text:list>
                          </text:list-item>
                        </text:list>
                      </text:list-item>
                    </text:list>
                  </text:list-item>
                </text:list>
              </text:list-item>
            </text:list>
          </table:table-cell>
          <table:table-cell>
            <text:p text:style-name="a89bca0"/>
          </table:table-cell>
        </table:table-row>
        <table:table-row>
          <table:table-cell>
            <text:list text:continue-numbering="true" text:style-name="L1">
              <text:list-item>
                <text:p text:style-name="a0733a7"/>
              </text:list-item>
            </text:list>
          </table:table-cell>
          <table:table-cell>
            <text:list text:continue-numbering="true" text:style-name="L1">
              <text:list-item>
                <text:p text:style-name="a97ffc9"/>
              </text:list-item>
            </text:list>
          </table:table-cell>
        </table:table-row>
        <table:table-row>
          <table:table-cell>
            <text:list text:continue-numbering="true" text:style-name="L1">
              <text:list-item>
                <text:p text:style-name="a8a0e28"/>
              </text:list-item>
            </text:list>
          </table:table-cell>
          <table:table-cell>
            <text:list text:continue-numbering="true" text:style-name="L1">
              <text:list-item>
                <text:p text:style-name="adca7ee"/>
              </text:list-item>
            </text:list>
          </table:table-cell>
        </table:table-row>
        <table:table-row>
          <table:table-cell>
            <text:list text:continue-numbering="true" text:style-name="L1">
              <text:list-item>
                <text:p text:style-name="acdc21d"/>
              </text:list-item>
            </text:list>
          </table:table-cell>
          <table:table-cell>
            <text:list text:continue-numbering="true" text:style-name="L1">
              <text:list-item>
                <text:p text:style-name="a9b2404"/>
              </text:list-item>
            </text:list>
          </table:table-cell>
        </table:table-row>
        <table:table-row>
          <table:table-cell>
            <text:list text:continue-numbering="true" text:style-name="L1">
              <text:list-item>
                <text:p text:style-name="a47d085"/>
              </text:list-item>
            </text:list>
          </table:table-cell>
          <table:table-cell>
            <text:list text:continue-numbering="true" text:style-name="L1">
              <text:list-item>
                <text:p text:style-name="a670466"/>
              </text:list-item>
            </text:list>
          </table:table-cell>
        </table:table-row>
        <table:table-row>
          <table:table-cell>
            <text:list text:continue-numbering="true" text:style-name="L1">
              <text:list-item>
                <text:p text:style-name="a70d247"/>
              </text:list-item>
            </text:list>
          </table:table-cell>
          <table:table-cell>
            <text:list text:continue-numbering="true" text:style-name="L1">
              <text:list-item>
                <text:p text:style-name="a181a00"/>
              </text:list-item>
            </text:list>
          </table:table-cell>
        </table:table-row>
        <table:table-row>
          <table:table-cell>
            <text:list text:continue-numbering="true" text:style-name="L1">
              <text:list-item>
                <text:p text:style-name="a1ca122"/>
              </text:list-item>
            </text:list>
          </table:table-cell>
          <table:table-cell>
            <text:list text:continue-numbering="true" text:style-name="L1">
              <text:list-item>
                <text:p text:style-name="a57b82d"/>
              </text:list-item>
            </text:list>
          </table:table-cell>
        </table:table-row>
        <table:table-row>
          <table:table-cell>
            <text:list text:continue-numbering="true" text:style-name="L1">
              <text:list-item>
                <text:p text:style-name="a745474"/>
              </text:list-item>
            </text:list>
          </table:table-cell>
          <table:table-cell>
            <text:list text:continue-numbering="true" text:style-name="L1">
              <text:list-item>
                <text:p text:style-name="a0d128d"/>
              </text:list-item>
            </text:list>
          </table:table-cell>
        </table:table-row>
      </table:table>
      <text:p text:style-name="a829d71">asdasdtext</text:p>
      <text:p text:style-name="a958c85"><text:span text:style-name="a109ec1">as</text:span><text:span text:style-name="aa4a7f6">dadasd</text:span></text:p>
      <text:p text:style-name="ac524eb"><text:span text:style-name="a45f2ef">as</text:span><text:span text:style-name="aa83180">d</text:span></text:p>
      <text:list text:continue-numbering="true" text:style-name="L1">
        <text:list-item>
          <text:p text:style-name="a42c027"/>
        </text:list-item>
      </text:list>
      <text:p text:style-name="a0277f6"/>
      <text:p text:style-name="a135114"/>
      <text:p text:style-name="a4b65d0"><text:span text:style-name="a409867">wq</text:span><text:span text:style-name="ab494b5">e</text:span></text:p>
      <table:table table:style-name="ae61bd6">
        <table:table-column table:number-columns-repeated="2" table:style-name="aa239bd"/>
        <table:table-row>
          <table:table-cell>
            <text:list text:continue-numbering="true" text:style-name="L1">
              <text:list-item>
                <text:p text:style-name="ab682cd"><text:span text:style-name="aefd243">sdgasjdajsdgajsdgjas</text:span></text:p>
              </text:list-item>
            </text:list>
            <text:list text:continue-numbering="true" text:style-name="L1">
              <text:list-item>
                <text:p text:style-name="a6b557f"><text:span text:style-name="ae9af23">asdasdasgdjsad</text:span></text:p>
              </text:list-item>
            </text:list>
            <text:list text:continue-numbering="true" text:style-name="L1">
              <text:list-item>
                <text:p text:style-name="ab92f5e"><text:span text:style-name="a513430">asdasd</text:span></text:p>
              </text:list-item>
            </text:list>
            <text:list text:continue-numbering="true" text:style-name="L1">
              <text:list-item>
                <text:p text:style-name="a30064e"><text:span text:style-name="a3f7a2b">asdasgd</text:span></text:p>
              </text:list-item>
            </text:list>
            <text:list text:continue-numbering="true" text:style-name="L1">
              <text:list-item>
                <text:p text:style-name="ae07e64">asdadasd</text:p>
              </text:list-item>
            </text:list>
            <text:list text:continue-numbering="true" text:style-name="L1">
              <text:list-item>
                <text:p text:style-name="a75d6e8">asd</text:p>
              </text:list-item>
            </text:list>
          </table:table-cell>
          <table:table-cell>
            <text:p/>
          </table:table-cell>
        </table:table-row>
        <table:table-row>
          <table:table-cell>
            <text:p/>
          </table:table-cell>
          <table:table-cell>
            <text:p/>
          </table:table-cell>
        </table:table-row>
      </table:table>
      <text:p>qweqwe</text:p>
      <text:list text:continue-numbering="true" text:style-name="L1">
        <text:list-item>
          <text:p text:style-name="a3de146"><text:span text:style-name="aa13200">sd</text:span><text:span text:style-name="ad3fa7f">gasjdajsdgajsdgjas</text:span></text:p>
        </text:list-item>
      </text:list>
      <text:list text:continue-numbering="true" text:style-name="L1">
        <text:list-item>
          <text:p text:style-name="a86fb7b"><text:span text:style-name="ad53213">as</text:span><text:span text:style-name="a1ec69f">dasdasgdjsad</text:span></text:p>
        </text:list-item>
      </text:list>
      <text:list text:continue-numbering="true" text:style-name="L1">
        <text:list-item>
          <text:p text:style-name="a53f823"><text:span text:style-name="a07a80f">as</text:span><text:span text:style-name="a43dfcc">dasgd</text:span></text:p>
        </text:list-item>
      </text:list>
      <text:list text:continue-numbering="true" text:style-name="L1">
        <text:list-item>
          <text:p text:style-name="ad5b3ec"><text:span text:style-name="a54d45f">xk</text:span><text:span text:style-name="a5a3329">hvkx</text:span></text:p>
        </text:list-item>
      </text:list>
      <text:list text:continue-numbering="true" text:style-name="L1">
        <text:list-item>
          <text:list>
            <text:list-item>
              <text:p text:style-name="a29429b"><text:span text:style-name="ac16beb">sy</text:span><text:span text:style-name="a5973b4">dkasdk</text:span></text:p>
            </text:list-item>
          </text:list>
        </text:list-item>
      </text:list>
      <text:list text:continue-numbering="true" text:style-name="L1">
        <text:list-item>
          <text:list>
            <text:list-item>
              <text:list>
                <text:list-item>
                  <text:p text:style-name="ab71dc8"><text:span text:style-name="aaa1753">as</text:span><text:span text:style-name="ad2141a">fk</text:span></text:p>
                </text:list-item>
              </text:list>
            </text:list-item>
          </text:list>
        </text:list-item>
      </text:list>
      <text:list text:continue-numbering="true" text:style-name="L1">
        <text:list-item>
          <text:list>
            <text:list-item>
              <text:list>
                <text:list-item>
                  <text:list>
                    <text:list-item>
                      <text:p text:style-name="a713d73"><text:span text:style-name="a1dbf5b">sd</text:span><text:span text:style-name="a2d7d8c">kfsöd</text:span></text:p>
                    </text:list-item>
                  </text:list>
                </text:list-item>
              </text:list>
            </text:list-item>
          </text:list>
        </text:list-item>
      </text:list>
      <text:list text:continue-numbering="true" text:style-name="L1">
        <text:list-item>
          <text:list>
            <text:list-item>
              <text:list>
                <text:list-item>
                  <text:list>
                    <text:list-item>
                      <text:list>
                        <text:list-item>
                          <text:p text:style-name="a5f365c"><text:span text:style-name="a5242a2">sd</text:span><text:span text:style-name="aa0d5d6">f</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99797c"><text:span text:style-name="a4735fd">as</text:span><text:span text:style-name="af6d877">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4aaaf7"><text:span text:style-name="a935208">as</text:span><text:span text:style-name="a3cb37b">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00fe59"><text:span text:style-name="af66ddf">as</text:span><text:span text:style-name="a6dc23b">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bed917"><text:span text:style-name="a26a002">as</text:span><text:span text:style-name="ac9a565">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02eb8f"><text:span text:style-name="a1293d6">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d9bbf2"><text:span text:style-name="a80934d">sa</text:span><text:span text:style-name="ab8c572">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de85f9"><text:span text:style-name="a2871a5">sa</text:span><text:span text:style-name="aa2a52d">dd</text:span></text:p>
                        </text:list-item>
                      </text:list>
                    </text:list-item>
                  </text:list>
                </text:list-item>
              </text:list>
            </text:list-item>
          </text:list>
        </text:list-item>
      </text:list>
      <text:p text:style-name="a67b107"/>
      <text:p text:style-name="a16abbd"/>
      <text:p text:style-name="ac51a43"><text:span text:style-name="a4b3bc4">te</text:span><text:span text:style-name="aa1ad3d">xt</text:span></text:p>
      <table:table table:style-name="ab61f78">
        <table:table-column table:number-columns-repeated="2" table:style-name="a9fcfde"/>
        <table:table-row>
          <table:table-cell>
            <text:list text:continue-numbering="true" text:style-name="L1">
              <text:list-item>
                <text:p text:style-name="a353c66">sdgasjdajsdgajsdgjas</text:p>
              </text:list-item>
            </text:list>
            <text:list text:continue-numbering="true" text:style-name="L1">
              <text:list-item>
                <text:p text:style-name="add5830"><text:span text:style-name="a476bc5">as</text:span><text:span text:style-name="aa75f49">dasdasgdjsad</text:span></text:p>
              </text:list-item>
            </text:list>
            <text:list text:continue-numbering="true" text:style-name="L1">
              <text:list-item>
                <text:p text:style-name="ae1be57"><text:span text:style-name="ae95a54">as</text:span><text:span text:style-name="a0586fa">dasgd</text:span></text:p>
              </text:list-item>
            </text:list>
            <text:list text:continue-numbering="true" text:style-name="L1">
              <text:list-item>
                <text:p text:style-name="a0be440"><text:span text:style-name="af37ab5">xk</text:span><text:span text:style-name="a7e5680">hvkx</text:span></text:p>
              </text:list-item>
            </text:list>
            <text:list text:continue-numbering="true" text:style-name="L1">
              <text:list-item>
                <text:list>
                  <text:list-item>
                    <text:p text:style-name="a2c2d31"><text:span text:style-name="ae8b585">sy</text:span><text:span text:style-name="a0feed3">dkasdk</text:span></text:p>
                  </text:list-item>
                </text:list>
              </text:list-item>
            </text:list>
            <text:list text:continue-numbering="true" text:style-name="L1">
              <text:list-item>
                <text:list>
                  <text:list-item>
                    <text:list>
                      <text:list-item>
                        <text:p text:style-name="a72eeaf"><text:span text:style-name="a496dec">as</text:span><text:span text:style-name="aee2816">fk</text:span></text:p>
                      </text:list-item>
                    </text:list>
                  </text:list-item>
                </text:list>
              </text:list-item>
            </text:list>
            <text:list text:continue-numbering="true" text:style-name="L1">
              <text:list-item>
                <text:list>
                  <text:list-item>
                    <text:list>
                      <text:list-item>
                        <text:list>
                          <text:list-item>
                            <text:p text:style-name="a493d3b"><text:span text:style-name="a5371c1">sd</text:span><text:span text:style-name="adc7765">kfsöd</text:span></text:p>
                          </text:list-item>
                        </text:list>
                      </text:list-item>
                    </text:list>
                  </text:list-item>
                </text:list>
              </text:list-item>
            </text:list>
            <text:list text:continue-numbering="true" text:style-name="L1">
              <text:list-item>
                <text:list>
                  <text:list-item>
                    <text:list>
                      <text:list-item>
                        <text:list>
                          <text:list-item>
                            <text:list>
                              <text:list-item>
                                <text:p text:style-name="ad9996c"><text:span text:style-name="a1a8925">sd</text:span><text:span text:style-name="a269422">f</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65f34e"><text:span text:style-name="a3fcc72">as</text:span><text:span text:style-name="a67cc1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f1530a"><text:span text:style-name="a81f6d3">as</text:span><text:span text:style-name="ace90f6">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590b4e"><text:span text:style-name="a7bd6e8">as</text:span><text:span text:style-name="ab880a5">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deeafd"><text:span text:style-name="a31064e">as</text:span><text:span text:style-name="a583dd6">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1ab10f"><text:span text:style-name="a4973e7">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e84eb2"><text:span text:style-name="ad34c44">sa</text:span><text:span text:style-name="af632f2">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e98917"><text:span text:style-name="a0da685">sa</text:span><text:span text:style-name="a02036f">dd</text:span></text:p>
                              </text:list-item>
                            </text:list>
                          </text:list-item>
                        </text:list>
                      </text:list-item>
                    </text:list>
                  </text:list-item>
                </text:list>
              </text:list-item>
            </text:list>
          </table:table-cell>
          <table:table-cell>
            <text:list text:continue-numbering="true" text:style-name="L1">
              <text:list-item>
                <text:p text:style-name="aeaac1e"/>
              </text:list-item>
            </text:list>
          </table:table-cell>
        </table:table-row>
        <table:table-row>
          <table:table-cell>
            <text:list text:continue-numbering="true" text:style-name="L1">
              <text:list-item>
                <text:p text:style-name="a186075"/>
              </text:list-item>
            </text:list>
          </table:table-cell>
          <table:table-cell>
            <text:list text:continue-numbering="true" text:style-name="L1">
              <text:list-item>
                <text:p text:style-name="aa78d72"/>
              </text:list-item>
            </text:list>
          </table:table-cell>
        </table:table-row>
        <table:table-row>
          <table:table-cell>
            <text:list text:continue-numbering="true" text:style-name="L1">
              <text:list-item>
                <text:p text:style-name="afefcb8"/>
              </text:list-item>
            </text:list>
          </table:table-cell>
          <table:table-cell>
            <text:list text:continue-numbering="true" text:style-name="L1">
              <text:list-item>
                <text:p text:style-name="a1fafef"/>
              </text:list-item>
            </text:list>
          </table:table-cell>
        </table:table-row>
        <table:table-row>
          <table:table-cell>
            <text:list text:continue-numbering="true" text:style-name="L1">
              <text:list-item>
                <text:p text:style-name="a965388"/>
              </text:list-item>
            </text:list>
          </table:table-cell>
          <table:table-cell>
            <text:list text:continue-numbering="true" text:style-name="L1">
              <text:list-item>
                <text:p text:style-name="ac404fd"/>
              </text:list-item>
            </text:list>
          </table:table-cell>
        </table:table-row>
        <table:table-row>
          <table:table-cell>
            <text:list text:continue-numbering="true" text:style-name="L1">
              <text:list-item>
                <text:p text:style-name="abfe1e5"/>
              </text:list-item>
            </text:list>
          </table:table-cell>
          <table:table-cell>
            <text:list text:continue-numbering="true" text:style-name="L1">
              <text:list-item>
                <text:p text:style-name="afb4725"/>
              </text:list-item>
            </text:list>
          </table:table-cell>
        </table:table-row>
        <table:table-row>
          <table:table-cell>
            <text:list text:continue-numbering="true" text:style-name="L1">
              <text:list-item>
                <text:p text:style-name="a94a677"/>
              </text:list-item>
            </text:list>
          </table:table-cell>
          <table:table-cell>
            <text:list text:continue-numbering="true" text:style-name="L1">
              <text:list-item>
                <text:p text:style-name="a8273bb"/>
              </text:list-item>
            </text:list>
          </table:table-cell>
        </table:table-row>
        <table:table-row>
          <table:table-cell>
            <text:list text:continue-numbering="true" text:style-name="L1">
              <text:list-item>
                <text:p text:style-name="a8f805a"/>
              </text:list-item>
            </text:list>
          </table:table-cell>
          <table:table-cell>
            <text:list text:continue-numbering="true" text:style-name="L1">
              <text:list-item>
                <text:p text:style-name="ae5651b"/>
              </text:list-item>
            </text:list>
          </table:table-cell>
        </table:table-row>
        <table:table-row>
          <table:table-cell>
            <text:list text:continue-numbering="true" text:style-name="L1">
              <text:list-item>
                <text:p text:style-name="ada6c5e"/>
              </text:list-item>
            </text:list>
          </table:table-cell>
          <table:table-cell>
            <text:list text:continue-numbering="true" text:style-name="L1">
              <text:list-item>
                <text:p text:style-name="aad0114"/>
              </text:list-item>
            </text:list>
          </table:table-cell>
        </table:table-row>
      </table:table>
      <text:p text:style-name="Standard"><text:span text:style-name="a56d075">text</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style:style style:display-name="List Paragraph" style:family="paragraph" style:name="ListParagraph" style:next-style-name="ListParagraph" style:parent-style-name="Normal">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33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8</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